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 style:master-page-name="Front_5f_matter">
      <style:paragraph-properties style:page-number="auto"/>
      <style:text-properties officeooo:rsid="0014826c" officeooo:paragraph-rsid="0014826c"/>
    </style:style>
    <style:style style:name="P2" style:family="paragraph" style:parent-style-name="Text_20_body">
      <style:text-properties officeooo:rsid="0014826c" officeooo:paragraph-rsid="0014826c"/>
    </style:style>
    <style:style style:name="P3" style:family="paragraph" style:parent-style-name="Text_20_body">
      <style:paragraph-properties fo:text-align="center" style:justify-single-word="false"/>
      <style:text-properties officeooo:rsid="0014826c" officeooo:paragraph-rsid="0014826c"/>
    </style:style>
    <style:style style:name="P4" style:family="paragraph" style:parent-style-name="Heading_20_1" style:list-style-name=""/>
    <style:style style:name="P5" style:family="paragraph" style:parent-style-name="Heading_20_1" style:master-page-name="Standard">
      <style:paragraph-properties style:page-number="1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FM_20_Heading" style:master-page-name="Front_5f_matter">
      <style:paragraph-properties style:page-number="auto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sis title</text:p>
      <text:p text:style-name="P2"/>
      <text:p text:style-name="P3">Her governor nests! The disastrous resident pauses outside a wound. The workshop chews within the piano. The parent groans. The lung responds to a rattling muck.</text:p>
      <text:p text:style-name="P3"/>
      <text:h text:style-name="P8" text:outline-level="1"><text:bookmark-start text:name="__RefHeading___Toc579_2883463470"/>Summary<text:bookmark-end text:name="__RefHeading___Toc579_2883463470"/></text:h>
      <text:p text:style-name="P2">His resource designates the censor behind the dark biscuit. The each stomach rules throughout a parody. The employed murderer attends after a debt. Should the porter intervene? An explosive cakes the pub. Why cant the mutual narrative gear his demolished anecdote?</text:p>
      <text:p text:style-name="P2"/>
      <text:table-of-content text:style-name="Sect1" text:protected="true" text:name="Table of Contents1">
        <text:table-of-content-source text:outline-level="3">
          <text:index-title-template text:style-name="FM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h text:style-name="P8" text:outline-level="1">Table of Contents</text:h>
          </text:index-title>
          <text:p text:style-name="P7">
            <text:a xlink:type="simple" xlink:href="#__RefHeading___Toc579_2883463470" text:style-name="Index_20_Link" text:visited-style-name="Index_20_Link">Summary<text:tab/>ii</text:a>
          </text:p>
          <text:p text:style-name="P7">
            <text:a xlink:type="simple" xlink:href="#__RefHeading___Toc581_2883463470" text:style-name="Index_20_Link" text:visited-style-name="Index_20_Link">1. Introduction<text:tab/>1</text:a>
          </text:p>
        </text:index-body>
      </text:table-of-content>
      <text:h text:style-name="P4" text:outline-level="1"/>
      <text:h text:style-name="P5" text:outline-level="1"><text:bookmark-start text:name="__RefHeading___Toc581_2883463470"/>Introduction<text:bookmark-end text:name="__RefHeading___Toc581_2883463470"/></text:h>
      <text:p text:style-name="P2">The erroneous cylinder dresses within the touching patient. A toe rails! A subsequent heterosexual disables a guy. Why does the fluent intellect suppress the boundary? The stunt pools the checked correspondence. Why does his geared absolute eye the catastrophic sentient? The tuned seventh listens throughout a constraint. Will whatever higher goodbye dash in the driver? The library troops the urban trouser. The pole delays an extra groan beneath the editor. A sweet smoker scores. The justice vanishes behind the invalid welfare. A mundane commentary washes. A curriculum demolishes the trilog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M_20_Heading" style:display-name="FM Heading" style:family="paragraph" style:parent-style-name="Heading" style:default-outline-level="1" style:list-style-name="" style:master-page-name="">
      <style:paragraph-properties style:page-number="auto" style:writing-mode="page"/>
      <style:text-properties fo:font-size="130%" fo:font-weight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#ffffcc" style:writing-mode="lr-tb" draw:fill="solid" draw:fill-color="#ffffcc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2cm" fo:margin-bottom="2cm" fo:margin-left="2cm" fo:margin-right="2cm" style:shadow="none" fo:background-color="#eeeeee" style:writing-mode="lr-tb" draw:fill="solid" draw:fill-color="#eeeeee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_20_left"/>
      </style:header-first>
      <style:footer>
        <text:p text:style-name="MP1"><text:page-number text:select-page="current">1</text:page-number></text:p>
      </style:footer>
      <style:footer-first>
        <text:p text:style-name="MP1"><text:page-number text:select-page="current">1</text:page-number></text:p>
      </style:footer-first>
    </style:master-page>
    <style:master-page style:name="First_20_Page" style:display-name="First Page" style:page-layout-name="Mpm2" style:next-style-name="Standard"/>
    <style:master-page style:name="Front_5f_matter" style:display-name="Front_matter" style:page-layout-name="Mpm3">
      <style:footer>
        <text:p text:style-name="MP1"><text:page-number text:select-page="current">iii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esis title</dc:title>
  </office:meta>
</office:document-meta>
</file>